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mm" svg:height="90.05mm" svg:x="34.97mm" svg:y="90.3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27 <text:s text:c="3"/>sampled: 1865.817 <text:s text:c="2"/>given: 3800 <text:s text:c="2"/>gain: 2.0366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27 <text:s text:c="3"/>sampled: 1865.817 <text:s text:c="2"/>given: 3800 <text:s text:c="2"/>gain: 2.0366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4 <text:s text:c="3"/>sampled: 1767.828 <text:s text:c="2"/>given: 3600 <text:s text:c="2"/>gain: 2.0363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4 <text:s text:c="3"/>sampled: 1767.828 <text:s text:c="2"/>given: 3600 <text:s text:c="2"/>gain: 2.0363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7 <text:s text:c="3"/>sampled: 1669.437 <text:s text:c="2"/>given: 3400 <text:s text:c="2"/>gain: 2.03661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7 <text:s text:c="3"/>sampled: 1669.437 <text:s text:c="2"/>given: 3400 <text:s text:c="2"/>gain: 2.03661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02 <text:s text:c="3"/>sampled: 1571.246 <text:s text:c="2"/>given: 3200 <text:s text:c="2"/>gain: 2.036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02 <text:s text:c="3"/>sampled: 1571.246 <text:s text:c="2"/>given: 3200 <text:s text:c="2"/>gain: 2.036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7 <text:s text:c="3"/>sampled: 1473.056 <text:s text:c="2"/>given: 3000 <text:s text:c="2"/>gain: 2.0365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7 <text:s text:c="3"/>sampled: 1473.056 <text:s text:c="2"/>given: 3000 <text:s text:c="2"/>gain: 2.0365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3 <text:s text:c="3"/>sampled: 1374.966 <text:s text:c="2"/>given: 2800 <text:s text:c="2"/>gain: 2.0364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3 <text:s text:c="3"/>sampled: 1374.966 <text:s text:c="2"/>given: 2800 <text:s text:c="2"/>gain: 2.0364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7 <text:s text:c="3"/>sampled: 1276.675 <text:s text:c="2"/>given: 2600 <text:s text:c="2"/>gain: 2.0365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7 <text:s text:c="3"/>sampled: 1276.675 <text:s text:c="2"/>given: 2600 <text:s text:c="2"/>gain: 2.0365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3 <text:s text:c="3"/>sampled: 1178.586 <text:s text:c="2"/>given: 2400 <text:s text:c="2"/>gain: 2.03633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3 <text:s text:c="3"/>sampled: 1178.586 <text:s text:c="2"/>given: 2400 <text:s text:c="2"/>gain: 2.03633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9 <text:s text:c="3"/>sampled: 1080.496 <text:s text:c="2"/>given: 2200 <text:s text:c="2"/>gain: 2.0361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9 <text:s text:c="3"/>sampled: 1080.496 <text:s text:c="2"/>given: 2200 <text:s text:c="2"/>gain: 2.0361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641" calcext:value-type="float">
            <text:p>2.0366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41" calcext:value-type="float">
            <text:p>2.0366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97" calcext:value-type="float">
            <text:p>2.0363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97" calcext:value-type="float">
            <text:p>2.0363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15" calcext:value-type="float">
            <text:p>2.03661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15" calcext:value-type="float">
            <text:p>2.03661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" calcext:value-type="float">
            <text:p>2.036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" calcext:value-type="float">
            <text:p>2.036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82" calcext:value-type="float">
            <text:p>2.03658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82" calcext:value-type="float">
            <text:p>2.03658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13" calcext:value-type="float">
            <text:p>2.0364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13" calcext:value-type="float">
            <text:p>2.0364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4" calcext:value-type="float">
            <text:p>2.0365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4" calcext:value-type="float">
            <text:p>2.0365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39" calcext:value-type="float">
            <text:p>2.03633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339" calcext:value-type="float">
            <text:p>2.03633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102" calcext:value-type="float">
            <text:p>2.0361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102" calcext:value-type="float">
            <text:p>2.0361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4" calcext:value-type="float">
            <text:p>2.0364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formula="of:=AVERAGE([.A50:.A109])" office:value-type="float" office:value="2328.73673333333" calcext:value-type="float">
            <text:p>2328.73673333333</text:p>
          </table:table-cell>
          <table:table-cell table:formula="of:=AVERAGE([.F50:.F53])" office:value-type="float" office:value="50.00725" calcext:value-type="float">
            <text:p>50.00725</text:p>
          </table:table-cell>
          <table:table-cell table:formula="of:=2*[.C50]" office:value-type="float" office:value="100.0145" calcext:value-type="float">
            <text:p>100.0145</text:p>
          </table:table-cell>
          <table:table-cell table:formula="of:=[.D50]/[.B50]" office:value-type="float" office:value="0.0429479634036777" calcext:value-type="float">
            <text:p>0.042947963403678</text:p>
          </table:table-cell>
          <table:table-cell office:value-type="float" office:value="50.005" calcext:value-type="float">
            <text:p>50.005</text:p>
          </table:table-cell>
        </table:table-row>
        <table:table-row table:style-name="ro1">
          <table:table-cell office:value-type="float" office:value="2329.98" calcext:value-type="float">
            <text:p>2329.98</text:p>
          </table:table-cell>
          <table:table-cell table:number-columns-repeated="4"/>
          <table:table-cell office:value-type="float" office:value="50.005" calcext:value-type="float">
            <text:p>50.005</text:p>
          </table:table-cell>
        </table:table-row>
        <table:table-row table:style-name="ro1">
          <table:table-cell office:value-type="float" office:value="2326.456" calcext:value-type="float">
            <text:p>2326.456</text:p>
          </table:table-cell>
          <table:table-cell table:number-columns-repeated="4"/>
          <table:table-cell office:value-type="float" office:value="50.005" calcext:value-type="float">
            <text:p>50.005</text:p>
          </table:table-cell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4"/>
          <table:table-cell office:value-type="float" office:value="50.014" calcext:value-type="float">
            <text:p>50.014</text:p>
          </table:table-cell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5"/>
        </table:table-row>
        <table:table-row table:style-name="ro1">
          <table:table-cell office:value-type="float" office:value="2328.772" calcext:value-type="float">
            <text:p>2328.772</text:p>
          </table:table-cell>
          <table:table-cell table:number-columns-repeated="5"/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5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5"/>
        </table:table-row>
        <table:table-row table:style-name="ro1">
          <table:table-cell office:value-type="float" office:value="2329.678" calcext:value-type="float">
            <text:p>2329.678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6.154" calcext:value-type="float">
            <text:p>2326.154</text:p>
          </table:table-cell>
          <table:table-cell table:number-columns-repeated="5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5"/>
        </table:table-row>
        <table:table-row table:style-name="ro1">
          <table:table-cell office:value-type="float" office:value="2326.456" calcext:value-type="float">
            <text:p>2326.456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9.477" calcext:value-type="float">
            <text:p>2329.477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29.98" calcext:value-type="float">
            <text:p>2329.98</text:p>
          </table:table-cell>
          <table:table-cell table:number-columns-repeated="5"/>
        </table:table-row>
        <table:table-row table:style-name="ro1">
          <table:table-cell office:value-type="float" office:value="2329.578" calcext:value-type="float">
            <text:p>2329.578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9.678" calcext:value-type="float">
            <text:p>2329.678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28.772" calcext:value-type="float">
            <text:p>2328.772</text:p>
          </table:table-cell>
          <table:table-cell table:number-columns-repeated="5"/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567.249" calcext:value-type="float">
            <text:p>2567.249</text:p>
          </table:table-cell>
          <table:table-cell table:formula="of:=AVERAGE([.A114:.A198])" office:value-type="float" office:value="2568.52457647059" calcext:value-type="float">
            <text:p>2568.52457647059</text:p>
          </table:table-cell>
          <table:table-cell table:formula="of:=AVERAGE([.F114:.F119])" office:value-type="float" office:value="5.06383333333333" calcext:value-type="float">
            <text:p>5.06383333333333</text:p>
          </table:table-cell>
          <table:table-cell table:formula="of:=2*[.C114]" office:value-type="float" office:value="10.1276666666667" calcext:value-type="float">
            <text:p>10.1276666666667</text:p>
          </table:table-cell>
          <table:table-cell table:formula="of:=[.D114]/[.B114]" office:value-type="float" office:value="0.00394298997932233" calcext:value-type="float">
            <text:p>0.003942989979322</text:p>
          </table:table-cell>
          <table:table-cell office:value-type="float" office:value="5.069" calcext:value-type="float">
            <text:p>5.069</text:p>
          </table:table-cell>
        </table:table-row>
        <table:table-row table:style-name="ro1">
          <table:table-cell office:value-type="float" office:value="2571.176" calcext:value-type="float">
            <text:p>2571.176</text:p>
          </table:table-cell>
          <table:table-cell table:number-columns-repeated="4"/>
          <table:table-cell office:value-type="float" office:value="5.064" calcext:value-type="float">
            <text:p>5.064</text:p>
          </table:table-cell>
        </table:table-row>
        <table:table-row table:style-name="ro1">
          <table:table-cell office:value-type="float" office:value="2567.651" calcext:value-type="float">
            <text:p>2567.651</text:p>
          </table:table-cell>
          <table:table-cell table:number-columns-repeated="4"/>
          <table:table-cell office:value-type="float" office:value="5.063" calcext:value-type="float">
            <text:p>5.063</text:p>
          </table:table-cell>
        </table:table-row>
        <table:table-row table:style-name="ro1">
          <table:table-cell office:value-type="float" office:value="2569.666" calcext:value-type="float">
            <text:p>2569.666</text:p>
          </table:table-cell>
          <table:table-cell table:number-columns-repeated="4"/>
          <table:table-cell office:value-type="float" office:value="5.063" calcext:value-type="float">
            <text:p>5.063</text:p>
          </table:table-cell>
        </table:table-row>
        <table:table-row table:style-name="ro1">
          <table:table-cell office:value-type="float" office:value="2568.155" calcext:value-type="float">
            <text:p>2568.155</text:p>
          </table:table-cell>
          <table:table-cell table:number-columns-repeated="4"/>
          <table:table-cell office:value-type="float" office:value="5.062" calcext:value-type="float">
            <text:p>5.062</text:p>
          </table:table-cell>
        </table:table-row>
        <table:table-row table:style-name="ro1">
          <table:table-cell office:value-type="float" office:value="2566.644" calcext:value-type="float">
            <text:p>2566.644</text:p>
          </table:table-cell>
          <table:table-cell table:number-columns-repeated="4"/>
          <table:table-cell office:value-type="float" office:value="5.062" calcext:value-type="float">
            <text:p>5.062</text:p>
          </table:table-cell>
        </table:table-row>
        <table:table-row table:style-name="ro1">
          <table:table-cell office:value-type="float" office:value="2568.658" calcext:value-type="float">
            <text:p>2568.658</text:p>
          </table:table-cell>
          <table:table-cell table:number-columns-repeated="5"/>
        </table:table-row>
        <table:table-row table:style-name="ro1">
          <table:table-cell office:value-type="float" office:value="2569.666" calcext:value-type="float">
            <text:p>2569.666</text:p>
          </table:table-cell>
          <table:table-cell table:number-columns-repeated="5"/>
        </table:table-row>
        <table:table-row table:style-name="ro1">
          <table:table-cell office:value-type="float" office:value="2568.356" calcext:value-type="float">
            <text:p>2568.356</text:p>
          </table:table-cell>
          <table:table-cell table:number-columns-repeated="5"/>
        </table:table-row>
        <table:table-row table:style-name="ro1">
          <table:table-cell office:value-type="float" office:value="2567.853" calcext:value-type="float">
            <text:p>2567.853</text:p>
          </table:table-cell>
          <table:table-cell table:number-columns-repeated="5"/>
        </table:table-row>
        <table:table-row table:style-name="ro1">
          <table:table-cell office:value-type="float" office:value="2566.946" calcext:value-type="float">
            <text:p>2566.946</text:p>
          </table:table-cell>
          <table:table-cell table:number-columns-repeated="5"/>
        </table:table-row>
        <table:table-row table:style-name="ro1">
          <table:table-cell office:value-type="float" office:value="2572.183" calcext:value-type="float">
            <text:p>2572.183</text:p>
          </table:table-cell>
          <table:table-cell table:number-columns-repeated="5"/>
        </table:table-row>
        <table:table-row table:style-name="ro1">
          <table:table-cell office:value-type="float" office:value="2570.068" calcext:value-type="float">
            <text:p>2570.068</text:p>
          </table:table-cell>
          <table:table-cell table:number-columns-repeated="5"/>
        </table:table-row>
        <table:table-row table:style-name="ro1">
          <table:table-cell office:value-type="float" office:value="2567.752" calcext:value-type="float">
            <text:p>2567.752</text:p>
          </table:table-cell>
          <table:table-cell table:number-columns-repeated="5"/>
        </table:table-row>
        <table:table-row table:style-name="ro1">
          <table:table-cell office:value-type="float" office:value="2571.277" calcext:value-type="float">
            <text:p>2571.277</text:p>
          </table:table-cell>
          <table:table-cell table:number-columns-repeated="5"/>
        </table:table-row>
        <table:table-row table:style-name="ro1">
          <table:table-cell office:value-type="float" office:value="2573.09" calcext:value-type="float">
            <text:p>2573.09</text:p>
          </table:table-cell>
          <table:table-cell table:number-columns-repeated="5"/>
        </table:table-row>
        <table:table-row table:style-name="ro1">
          <table:table-cell office:value-type="float" office:value="2565.839" calcext:value-type="float">
            <text:p>2565.839</text:p>
          </table:table-cell>
          <table:table-cell table:number-columns-repeated="5"/>
        </table:table-row>
        <table:table-row table:style-name="ro1">
          <table:table-cell office:value-type="float" office:value="2569.867" calcext:value-type="float">
            <text:p>2569.867</text:p>
          </table:table-cell>
          <table:table-cell table:number-columns-repeated="5"/>
        </table:table-row>
        <table:table-row table:style-name="ro1">
          <table:table-cell office:value-type="float" office:value="2566.745" calcext:value-type="float">
            <text:p>2566.745</text:p>
          </table:table-cell>
          <table:table-cell table:number-columns-repeated="5"/>
        </table:table-row>
        <table:table-row table:style-name="ro1">
          <table:table-cell office:value-type="float" office:value="2566.543" calcext:value-type="float">
            <text:p>2566.543</text:p>
          </table:table-cell>
          <table:table-cell table:number-columns-repeated="5"/>
        </table:table-row>
        <table:table-row table:style-name="ro1">
          <table:table-cell office:value-type="float" office:value="2568.155" calcext:value-type="float">
            <text:p>2568.155</text:p>
          </table:table-cell>
          <table:table-cell table:number-columns-repeated="5"/>
        </table:table-row>
        <table:table-row table:style-name="ro1">
          <table:table-cell office:value-type="float" office:value="2569.162" calcext:value-type="float">
            <text:p>2569.162</text:p>
          </table:table-cell>
          <table:table-cell table:number-columns-repeated="5"/>
        </table:table-row>
        <table:table-row table:style-name="ro1">
          <table:table-cell office:value-type="float" office:value="2566.04" calcext:value-type="float">
            <text:p>2566.04</text:p>
          </table:table-cell>
          <table:table-cell table:number-columns-repeated="5"/>
        </table:table-row>
        <table:table-row table:style-name="ro1">
          <table:table-cell office:value-type="float" office:value="2570.874" calcext:value-type="float">
            <text:p>2570.874</text:p>
          </table:table-cell>
          <table:table-cell table:number-columns-repeated="5"/>
        </table:table-row>
        <table:table-row table:style-name="ro1">
          <table:table-cell office:value-type="float" office:value="2568.658" calcext:value-type="float">
            <text:p>2568.658</text:p>
          </table:table-cell>
          <table:table-cell table:number-columns-repeated="5"/>
        </table:table-row>
        <table:table-row table:style-name="ro1">
          <table:table-cell office:value-type="float" office:value="2568.054" calcext:value-type="float">
            <text:p>2568.054</text:p>
          </table:table-cell>
          <table:table-cell table:number-columns-repeated="5"/>
        </table:table-row>
        <table:table-row table:style-name="ro1">
          <table:table-cell office:value-type="float" office:value="2567.047" calcext:value-type="float">
            <text:p>2567.047</text:p>
          </table:table-cell>
          <table:table-cell table:number-columns-repeated="5"/>
        </table:table-row>
        <table:table-row table:style-name="ro1">
          <table:table-cell office:value-type="float" office:value="2567.047" calcext:value-type="float">
            <text:p>2567.047</text:p>
          </table:table-cell>
          <table:table-cell table:number-columns-repeated="5"/>
        </table:table-row>
        <table:table-row table:style-name="ro1">
          <table:table-cell office:value-type="float" office:value="2569.263" calcext:value-type="float">
            <text:p>2569.263</text:p>
          </table:table-cell>
          <table:table-cell table:number-columns-repeated="5"/>
        </table:table-row>
        <table:table-row table:style-name="ro1">
          <table:table-cell office:value-type="float" office:value="2568.054" calcext:value-type="float">
            <text:p>2568.054</text:p>
          </table:table-cell>
          <table:table-cell table:number-columns-repeated="5"/>
        </table:table-row>
        <table:table-row table:style-name="ro1">
          <table:table-cell office:value-type="float" office:value="2568.658" calcext:value-type="float">
            <text:p>2568.658</text:p>
          </table:table-cell>
          <table:table-cell table:number-columns-repeated="5"/>
        </table:table-row>
        <table:table-row table:style-name="ro1">
          <table:table-cell office:value-type="float" office:value="2569.666" calcext:value-type="float">
            <text:p>2569.666</text:p>
          </table:table-cell>
          <table:table-cell table:number-columns-repeated="5"/>
        </table:table-row>
        <table:table-row table:style-name="ro1">
          <table:table-cell office:value-type="float" office:value="2566.04" calcext:value-type="float">
            <text:p>2566.04</text:p>
          </table:table-cell>
          <table:table-cell table:number-columns-repeated="5"/>
        </table:table-row>
        <table:table-row table:style-name="ro1">
          <table:table-cell office:value-type="float" office:value="2568.558" calcext:value-type="float">
            <text:p>2568.558</text:p>
          </table:table-cell>
          <table:table-cell table:number-columns-repeated="5"/>
        </table:table-row>
        <table:table-row table:style-name="ro1">
          <table:table-cell office:value-type="float" office:value="2567.853" calcext:value-type="float">
            <text:p>2567.853</text:p>
          </table:table-cell>
          <table:table-cell table:number-columns-repeated="5"/>
        </table:table-row>
        <table:table-row table:style-name="ro1">
          <table:table-cell office:value-type="float" office:value="2569.464" calcext:value-type="float">
            <text:p>2569.464</text:p>
          </table:table-cell>
          <table:table-cell table:number-columns-repeated="5"/>
        </table:table-row>
        <table:table-row table:style-name="ro1">
          <table:table-cell office:value-type="float" office:value="2569.968" calcext:value-type="float">
            <text:p>2569.968</text:p>
          </table:table-cell>
          <table:table-cell table:number-columns-repeated="5"/>
        </table:table-row>
        <table:table-row table:style-name="ro1">
          <table:table-cell office:value-type="float" office:value="2568.054" calcext:value-type="float">
            <text:p>2568.054</text:p>
          </table:table-cell>
          <table:table-cell table:number-columns-repeated="5"/>
        </table:table-row>
        <table:table-row table:style-name="ro1">
          <table:table-cell office:value-type="float" office:value="2564.63" calcext:value-type="float">
            <text:p>2564.63</text:p>
          </table:table-cell>
          <table:table-cell table:number-columns-repeated="5"/>
        </table:table-row>
        <table:table-row table:style-name="ro1">
          <table:table-cell office:value-type="float" office:value="2570.371" calcext:value-type="float">
            <text:p>2570.371</text:p>
          </table:table-cell>
          <table:table-cell table:number-columns-repeated="5"/>
        </table:table-row>
        <table:table-row table:style-name="ro1">
          <table:table-cell office:value-type="float" office:value="2568.256" calcext:value-type="float">
            <text:p>2568.256</text:p>
          </table:table-cell>
          <table:table-cell table:number-columns-repeated="5"/>
        </table:table-row>
        <table:table-row table:style-name="ro1">
          <table:table-cell office:value-type="float" office:value="2567.954" calcext:value-type="float">
            <text:p>2567.954</text:p>
          </table:table-cell>
          <table:table-cell table:number-columns-repeated="5"/>
        </table:table-row>
        <table:table-row table:style-name="ro1">
          <table:table-cell office:value-type="float" office:value="2569.162" calcext:value-type="float">
            <text:p>2569.162</text:p>
          </table:table-cell>
          <table:table-cell table:number-columns-repeated="5"/>
        </table:table-row>
        <table:table-row table:style-name="ro1">
          <table:table-cell office:value-type="float" office:value="2567.651" calcext:value-type="float">
            <text:p>2567.651</text:p>
          </table:table-cell>
          <table:table-cell table:number-columns-repeated="5"/>
        </table:table-row>
        <table:table-row table:style-name="ro1">
          <table:table-cell office:value-type="float" office:value="2568.658" calcext:value-type="float">
            <text:p>2568.658</text:p>
          </table:table-cell>
          <table:table-cell table:number-columns-repeated="5"/>
        </table:table-row>
        <table:table-row table:style-name="ro1">
          <table:table-cell office:value-type="float" office:value="2568.96" calcext:value-type="float">
            <text:p>2568.96</text:p>
          </table:table-cell>
          <table:table-cell table:number-columns-repeated="5"/>
        </table:table-row>
        <table:table-row table:style-name="ro1">
          <table:table-cell office:value-type="float" office:value="2571.277" calcext:value-type="float">
            <text:p>2571.277</text:p>
          </table:table-cell>
          <table:table-cell table:number-columns-repeated="5"/>
        </table:table-row>
        <table:table-row table:style-name="ro1">
          <table:table-cell office:value-type="float" office:value="2566.241" calcext:value-type="float">
            <text:p>2566.241</text:p>
          </table:table-cell>
          <table:table-cell table:number-columns-repeated="5"/>
        </table:table-row>
        <table:table-row table:style-name="ro1">
          <table:table-cell office:value-type="float" office:value="2569.363" calcext:value-type="float">
            <text:p>2569.363</text:p>
          </table:table-cell>
          <table:table-cell table:number-columns-repeated="5"/>
        </table:table-row>
        <table:table-row table:style-name="ro1">
          <table:table-cell office:value-type="float" office:value="2565.234" calcext:value-type="float">
            <text:p>2565.234</text:p>
          </table:table-cell>
          <table:table-cell table:number-columns-repeated="5"/>
        </table:table-row>
        <table:table-row table:style-name="ro1">
          <table:table-cell office:value-type="float" office:value="2566.946" calcext:value-type="float">
            <text:p>2566.946</text:p>
          </table:table-cell>
          <table:table-cell table:number-columns-repeated="5"/>
        </table:table-row>
        <table:table-row table:style-name="ro1">
          <table:table-cell office:value-type="float" office:value="2569.666" calcext:value-type="float">
            <text:p>2569.666</text:p>
          </table:table-cell>
          <table:table-cell table:number-columns-repeated="5"/>
        </table:table-row>
        <table:table-row table:style-name="ro1">
          <table:table-cell office:value-type="float" office:value="2572.284" calcext:value-type="float">
            <text:p>2572.284</text:p>
          </table:table-cell>
          <table:table-cell table:number-columns-repeated="5"/>
        </table:table-row>
        <table:table-row table:style-name="ro1">
          <table:table-cell office:value-type="float" office:value="2564.731" calcext:value-type="float">
            <text:p>2564.731</text:p>
          </table:table-cell>
          <table:table-cell table:number-columns-repeated="5"/>
        </table:table-row>
        <table:table-row table:style-name="ro1">
          <table:table-cell office:value-type="float" office:value="2569.968" calcext:value-type="float">
            <text:p>2569.968</text:p>
          </table:table-cell>
          <table:table-cell table:number-columns-repeated="5"/>
        </table:table-row>
        <table:table-row table:style-name="ro1">
          <table:table-cell office:value-type="float" office:value="2568.356" calcext:value-type="float">
            <text:p>2568.356</text:p>
          </table:table-cell>
          <table:table-cell table:number-columns-repeated="5"/>
        </table:table-row>
        <table:table-row table:style-name="ro1">
          <table:table-cell office:value-type="float" office:value="2567.349" calcext:value-type="float">
            <text:p>2567.349</text:p>
          </table:table-cell>
          <table:table-cell table:number-columns-repeated="5"/>
        </table:table-row>
        <table:table-row table:style-name="ro1">
          <table:table-cell office:value-type="float" office:value="2570.371" calcext:value-type="float">
            <text:p>2570.371</text:p>
          </table:table-cell>
          <table:table-cell table:number-columns-repeated="5"/>
        </table:table-row>
        <table:table-row table:style-name="ro1">
          <table:table-cell office:value-type="float" office:value="2567.249" calcext:value-type="float">
            <text:p>2567.249</text:p>
          </table:table-cell>
          <table:table-cell table:number-columns-repeated="5"/>
        </table:table-row>
        <table:table-row table:style-name="ro1">
          <table:table-cell office:value-type="float" office:value="2567.752" calcext:value-type="float">
            <text:p>2567.752</text:p>
          </table:table-cell>
          <table:table-cell table:number-columns-repeated="5"/>
        </table:table-row>
        <table:table-row table:style-name="ro1">
          <table:table-cell office:value-type="float" office:value="2566.644" calcext:value-type="float">
            <text:p>2566.644</text:p>
          </table:table-cell>
          <table:table-cell table:number-columns-repeated="5"/>
        </table:table-row>
        <table:table-row table:style-name="ro1">
          <table:table-cell office:value-type="float" office:value="2567.249" calcext:value-type="float">
            <text:p>2567.249</text:p>
          </table:table-cell>
          <table:table-cell table:number-columns-repeated="5"/>
        </table:table-row>
        <table:table-row table:style-name="ro1">
          <table:table-cell office:value-type="float" office:value="2568.658" calcext:value-type="float">
            <text:p>2568.658</text:p>
          </table:table-cell>
          <table:table-cell table:number-columns-repeated="5"/>
        </table:table-row>
        <table:table-row table:style-name="ro1">
          <table:table-cell office:value-type="float" office:value="2569.464" calcext:value-type="float">
            <text:p>2569.464</text:p>
          </table:table-cell>
          <table:table-cell table:number-columns-repeated="5"/>
        </table:table-row>
        <table:table-row table:style-name="ro1">
          <table:table-cell office:value-type="float" office:value="2567.954" calcext:value-type="float">
            <text:p>2567.954</text:p>
          </table:table-cell>
          <table:table-cell table:number-columns-repeated="5"/>
        </table:table-row>
        <table:table-row table:style-name="ro1">
          <table:table-cell office:value-type="float" office:value="2566.846" calcext:value-type="float">
            <text:p>2566.846</text:p>
          </table:table-cell>
          <table:table-cell table:number-columns-repeated="5"/>
        </table:table-row>
        <table:table-row table:style-name="ro1">
          <table:table-cell office:value-type="float" office:value="2567.954" calcext:value-type="float">
            <text:p>2567.954</text:p>
          </table:table-cell>
          <table:table-cell table:number-columns-repeated="5"/>
        </table:table-row>
        <table:table-row table:style-name="ro1">
          <table:table-cell office:value-type="float" office:value="2568.558" calcext:value-type="float">
            <text:p>2568.558</text:p>
          </table:table-cell>
          <table:table-cell table:number-columns-repeated="5"/>
        </table:table-row>
        <table:table-row table:style-name="ro1">
          <table:table-cell office:value-type="float" office:value="2571.277" calcext:value-type="float">
            <text:p>2571.277</text:p>
          </table:table-cell>
          <table:table-cell table:number-columns-repeated="5"/>
        </table:table-row>
        <table:table-row table:style-name="ro1">
          <table:table-cell office:value-type="float" office:value="2565.839" calcext:value-type="float">
            <text:p>2565.839</text:p>
          </table:table-cell>
          <table:table-cell table:number-columns-repeated="5"/>
        </table:table-row>
        <table:table-row table:style-name="ro1">
          <table:table-cell office:value-type="float" office:value="2567.853" calcext:value-type="float">
            <text:p>2567.853</text:p>
          </table:table-cell>
          <table:table-cell table:number-columns-repeated="5"/>
        </table:table-row>
        <table:table-row table:style-name="ro1">
          <table:table-cell office:value-type="float" office:value="2570.874" calcext:value-type="float">
            <text:p>2570.874</text:p>
          </table:table-cell>
          <table:table-cell table:number-columns-repeated="5"/>
        </table:table-row>
        <table:table-row table:style-name="ro1">
          <table:table-cell office:value-type="float" office:value="2567.752" calcext:value-type="float">
            <text:p>2567.752</text:p>
          </table:table-cell>
          <table:table-cell table:number-columns-repeated="5"/>
        </table:table-row>
        <table:table-row table:style-name="ro1">
          <table:table-cell office:value-type="float" office:value="2569.867" calcext:value-type="float">
            <text:p>2569.867</text:p>
          </table:table-cell>
          <table:table-cell table:number-columns-repeated="5"/>
        </table:table-row>
        <table:table-row table:style-name="ro1">
          <table:table-cell office:value-type="float" office:value="2571.377" calcext:value-type="float">
            <text:p>2571.377</text:p>
          </table:table-cell>
          <table:table-cell table:number-columns-repeated="5"/>
        </table:table-row>
        <table:table-row table:style-name="ro1">
          <table:table-cell office:value-type="float" office:value="2569.766" calcext:value-type="float">
            <text:p>2569.766</text:p>
          </table:table-cell>
          <table:table-cell table:number-columns-repeated="5"/>
        </table:table-row>
        <table:table-row table:style-name="ro1">
          <table:table-cell office:value-type="float" office:value="2569.666" calcext:value-type="float">
            <text:p>2569.666</text:p>
          </table:table-cell>
          <table:table-cell table:number-columns-repeated="5"/>
        </table:table-row>
        <table:table-row table:style-name="ro1">
          <table:table-cell office:value-type="float" office:value="2568.256" calcext:value-type="float">
            <text:p>2568.256</text:p>
          </table:table-cell>
          <table:table-cell table:number-columns-repeated="5"/>
        </table:table-row>
        <table:table-row table:style-name="ro1">
          <table:table-cell office:value-type="float" office:value="2569.968" calcext:value-type="float">
            <text:p>2569.968</text:p>
          </table:table-cell>
          <table:table-cell table:number-columns-repeated="5"/>
        </table:table-row>
        <table:table-row table:style-name="ro1">
          <table:table-cell office:value-type="float" office:value="2570.27" calcext:value-type="float">
            <text:p>2570.27</text:p>
          </table:table-cell>
          <table:table-cell table:number-columns-repeated="5"/>
        </table:table-row>
        <table:table-row table:style-name="ro1">
          <table:table-cell office:value-type="float" office:value="2568.054" calcext:value-type="float">
            <text:p>2568.054</text:p>
          </table:table-cell>
          <table:table-cell table:number-columns-repeated="5"/>
        </table:table-row>
        <table:table-row table:style-name="ro1">
          <table:table-cell office:value-type="float" office:value="2570.169" calcext:value-type="float">
            <text:p>2570.169</text:p>
          </table:table-cell>
          <table:table-cell table:number-columns-repeated="5"/>
        </table:table-row>
        <table:table-row table:style-name="ro1">
          <table:table-cell office:value-type="float" office:value="2567.853" calcext:value-type="float">
            <text:p>2567.853</text:p>
          </table:table-cell>
          <table:table-cell table:number-columns-repeated="5"/>
        </table:table-row>
        <table:table-row table:style-name="ro1">
          <table:table-cell office:value-type="float" office:value="2567.047" calcext:value-type="float">
            <text:p>2567.047</text:p>
          </table:table-cell>
          <table:table-cell table:number-columns-repeated="5"/>
        </table:table-row>
        <table:table-row table:style-name="ro1">
          <table:table-cell office:value-type="float" office:value="2566.946" calcext:value-type="float">
            <text:p>2566.9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00:44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20T16:07:49.944000000</dc:date>
    <meta:editing-duration>PT3H23M25S</meta:editing-duration>
    <meta:editing-cycles>42</meta:editing-cycles>
    <meta:document-statistic meta:table-count="1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201cm" svg:height="9.006cm" xlink:href=".." xlink:type="simple" chart:class="chart:line" chart:style-name="ch1">
        <chart:legend chart:legend-position="end" svg:x="15.349cm" svg:y="4.204cm" style:legend-expansion="high" chart:style-name="ch2"/>
        <chart:plot-area chart:style-name="ch3" table:cell-range-address="Sheet1.A21:Sheet1.A38" svg:x="0.364cm" svg:y="0.18cm" svg:width="14.621cm" svg:height="8.646cm">
          <chartooo:coordinate-region svg:x="1.647cm" svg:y="0.379cm" svg:width="13.1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6641">
                <text:p>2.03664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6641">
                <text:p>2.036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6397">
                <text:p>2.036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6397">
                <text:p>2.036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6615">
                <text:p>2.036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6615">
                <text:p>2.036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66">
                <text:p>2.0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66">
                <text:p>2.0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6582">
                <text:p>2.036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6582">
                <text:p>2.036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6413">
                <text:p>2.036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6413">
                <text:p>2.036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654">
                <text:p>2.03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654">
                <text:p>2.03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6339">
                <text:p>2.036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6339">
                <text:p>2.036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6102">
                <text:p>2.036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6102">
                <text:p>2.036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